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_5f_account_5f_move_5f_lines" style:display-name="tabla_account_move_lines" style:family="table">
      <style:table-properties style:width="6.925in" table:align="margins"/>
    </style:style>
    <style:style style:name="tabla_5f_account_5f_move_5f_lines.A" style:display-name="tabla_account_move_lines.A" style:family="table-column">
      <style:table-column-properties style:column-width="1.0653in" style:rel-column-width="1534*"/>
    </style:style>
    <style:style style:name="tabla_5f_account_5f_move_5f_lines.B" style:display-name="tabla_account_move_lines.B" style:family="table-column">
      <style:table-column-properties style:column-width="2.6632in" style:rel-column-width="3835*"/>
    </style:style>
    <style:style style:name="tabla_5f_account_5f_move_5f_lines.E" style:display-name="tabla_account_move_lines.E" style:family="table-column">
      <style:table-column-properties style:column-width="1.066in" style:rel-column-width="1535*"/>
    </style:style>
    <style:style style:name="tabla_5f_account_5f_move_5f_lines.A1" style:display-name="tabla_account_move_lines.A1" style:family="table-cell">
      <style:table-cell-properties fo:background-color="#9999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a_5f_account_5f_move_5f_lines.E1" style:display-name="tabla_account_move_lines.E1" style:family="table-cell">
      <style:table-cell-properties fo:background-color="#999999" fo:padding="0.0382in" fo:border="0.0007in solid #000000">
        <style:background-image/>
      </style:table-cell-properties>
    </style:style>
    <style:style style:name="tabla_5f_account_5f_move_5f_lines.A2" style:display-name="tabla_account_move_lines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_5f_account_5f_move_5f_lines.A3" style:display-name="tabla_account_move_lines.A3" style:family="table-cell">
      <style:table-cell-properties fo:padding="0.0382in" fo:border-left="0.0007in solid #000000" fo:border-right="none" fo:border-top="none" fo:border-bottom="0.0007in solid #000000"/>
    </style:style>
    <style:style style:name="tabla_5f_account_5f_move_5f_lines.E3" style:display-name="tabla_account_move_lines.E3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a_5f_account_5f_move_5f_lines.A5" style:display-name="tabla_account_move_lines.A5" style:family="table-cell">
      <style:table-cell-properties fo:background-color="#ffb515" fo:padding="0.0382in" fo:border-left="0.0007in solid #000000" fo:border-right="none" fo:border-top="none" fo:border-bottom="0.0007in solid #000000">
        <style:background-image/>
      </style:table-cell-properties>
    </style:style>
    <style:style style:name="tabla_5f_account_5f_move_5f_lines.E5" style:display-name="tabla_account_move_lines.E5" style:family="table-cell">
      <style:table-cell-properties fo:background-color="#ffb515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tyle="italic" style:text-underline-style="none" style:font-style-asian="italic" style:font-style-complex="italic"/>
    </style:style>
    <style:style style:name="P4" style:family="paragraph" style:parent-style-name="Text_20_body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Cuenta</text:span> <text:span text:style-name="T1">corriente</text:span></text:h>
      <text:p text:style-name="P1">Cliente:</text:p>
      <text:p text:style-name="P2"><text:placeholder text:placeholder-type="text">&lt;o.ref&gt;</text:placeholder> - <text:placeholder text:placeholder-type="text">&lt;o.name&gt;</text:placeholder></text:p>
      <text:p text:style-name="P3"><text:placeholder text:placeholder-type="text">&lt;o.address[0].street&gt;</text:placeholder></text:p>
      <text:p text:style-name="P3"/>
      <table:table table:name="tabla_account_move_lines" table:style-name="tabla_5f_account_5f_move_5f_lines">
        <table:table-column table:style-name="tabla_5f_account_5f_move_5f_lines.A"/>
        <table:table-column table:style-name="tabla_5f_account_5f_move_5f_lines.B"/>
        <table:table-column table:style-name="tabla_5f_account_5f_move_5f_lines.A" table:number-columns-repeated="2"/>
        <table:table-column table:style-name="tabla_5f_account_5f_move_5f_lines.E"/>
        <table:table-row>
          <table:table-cell table:style-name="tabla_5f_account_5f_move_5f_lines.A1" office:value-type="string">
            <text:p text:style-name="P9">Fecha</text:p>
          </table:table-cell>
          <table:table-cell table:style-name="tabla_5f_account_5f_move_5f_lines.A1" office:value-type="string">
            <text:p text:style-name="P9">Referencia</text:p>
          </table:table-cell>
          <table:table-cell table:style-name="tabla_5f_account_5f_move_5f_lines.A1" office:value-type="string">
            <text:p text:style-name="P9">Debe</text:p>
          </table:table-cell>
          <table:table-cell table:style-name="tabla_5f_account_5f_move_5f_lines.A1" office:value-type="string">
            <text:p text:style-name="P9">Haber</text:p>
          </table:table-cell>
          <table:table-cell table:style-name="tabla_5f_account_5f_move_5f_lines.E1" office:value-type="string">
            <text:p text:style-name="P9">Saldo</text:p>
          </table:table-cell>
        </table:table-row>
        <table:table-row>
          <table:table-cell table:style-name="tabla_5f_account_5f_move_5f_lines.A2" table:number-columns-spanned="5" office:value-type="string">
            <text:p text:style-name="P6"><text:placeholder text:placeholder-type="text">&lt;for each="line in get_moves(o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_5f_account_5f_move_5f_lines.A3" office:value-type="string">
            <text:p text:style-name="P6"><text:placeholder text:placeholder-type="text">&lt;line.date&gt;</text:placeholder></text:p>
          </table:table-cell>
          <table:table-cell table:style-name="tabla_5f_account_5f_move_5f_lines.A3" office:value-type="string">
            <text:p text:style-name="P6"><text:placeholder text:placeholder-type="text">&lt;line.ref&gt;</text:placeholder> <text:placeholder text:placeholder-type="text">&lt;line.name&gt;</text:placeholder></text:p>
          </table:table-cell>
          <table:table-cell table:style-name="tabla_5f_account_5f_move_5f_lines.A3" office:value-type="string">
            <text:p text:style-name="P7"><text:placeholder text:placeholder-type="text">&lt;line.debit&gt;</text:placeholder></text:p>
          </table:table-cell>
          <table:table-cell table:style-name="tabla_5f_account_5f_move_5f_lines.A3" office:value-type="string">
            <text:p text:style-name="P7"><text:placeholder text:placeholder-type="text">&lt;line.credit&gt;</text:placeholder></text:p>
          </table:table-cell>
          <table:table-cell table:style-name="tabla_5f_account_5f_move_5f_lines.E3" office:value-type="string">
            <text:p text:style-name="P10"><text:placeholder text:placeholder-type="text">&lt;line.progress&gt;</text:placeholder></text:p>
          </table:table-cell>
        </table:table-row>
        <table:table-row>
          <table:table-cell table:style-name="tabla_5f_account_5f_move_5f_lines.A2" table:number-columns-spanned="5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_5f_account_5f_move_5f_lines.A5" table:number-columns-spanned="2" office:value-type="string">
            <text:p text:style-name="P9">Totales</text:p>
          </table:table-cell>
          <table:covered-table-cell/>
          <table:table-cell table:style-name="tabla_5f_account_5f_move_5f_lines.A5" office:value-type="string">
            <text:p text:style-name="P8"><text:placeholder text:placeholder-type="text">&lt;total_credit()&gt;</text:placeholder></text:p>
          </table:table-cell>
          <table:table-cell table:style-name="tabla_5f_account_5f_move_5f_lines.A5" office:value-type="string">
            <text:p text:style-name="P8"><text:placeholder text:placeholder-type="text">&lt;total_debit()&gt;</text:placeholder></text:p>
          </table:table-cell>
          <table:table-cell table:style-name="tabla_5f_account_5f_move_5f_lines.E5" office:value-type="string">
            <text:p text:style-name="P8"><text:placeholder text:placeholder-type="text">&lt;total_saldo()&gt;</text:placeholder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</meta:initial-creator>
    <meta:creation-date>2011-05-12T11:52:04</meta:creation-date>
    <dc:date>2011-05-16T20:08:27</dc:date>
    <dc:creator>Sebastian </dc:creator>
    <meta:editing-duration>PT03H04M00S</meta:editing-duration>
    <meta:editing-cycles>16</meta:editing-cycles>
    <meta:generator>OpenOffice.org/3.2$Linux OpenOffice.org_project/320m12$Build-9483</meta:generator>
    <meta:document-statistic meta:table-count="1" meta:image-count="0" meta:object-count="0" meta:page-count="1" meta:paragraph-count="20" meta:word-count="27" meta:character-count="257"/>
  </office:meta>
</office:document-meta>
</file>